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automatic-styles>
    <style:style style:name="Table1" style:family="table">
      <style:table-properties style:width="16cm" table:align="margins"/>
    </style:style>
    <style:style style:name="Table1.A" style:family="table-column">
      <style:table-column-properties style:column-width="1.706cm" style:rel-column-width="6986*"/>
    </style:style>
    <style:style style:name="Table1.B" style:family="table-column">
      <style:table-column-properties style:column-width="4.186cm" style:rel-column-width="17144*"/>
    </style:style>
    <style:style style:name="Table1.C" style:family="table-column">
      <style:table-column-properties style:column-width="3.006cm" style:rel-column-width="12310*"/>
    </style:style>
    <style:style style:name="Table1.D" style:family="table-column">
      <style:table-column-properties style:column-width="7.103cm" style:rel-column-width="2909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ABNT_20_-_20_Capa">
      <style:text-properties officeooo:rsid="002a170c" officeooo:paragraph-rsid="002a170c"/>
    </style:style>
    <style:style style:name="P3" style:family="paragraph" style:parent-style-name="ABNT_20_-_20_Capa">
      <style:text-properties style:font-name="Arial"/>
    </style:style>
    <style:style style:name="P4" style:family="paragraph" style:parent-style-name="ABNT_20_-_20_Capa">
      <style:text-properties fo:text-transform="uppercase" style:font-name="Arial" fo:font-weight="bold" officeooo:rsid="0072d412" officeooo:paragraph-rsid="0072d412"/>
    </style:style>
    <style:style style:name="P5" style:family="paragraph" style:parent-style-name="ABNT_20_-_20_Capa">
      <style:text-properties fo:text-transform="uppercase" style:font-name="Arial" fo:font-weight="bold" officeooo:rsid="0072d412" officeooo:paragraph-rsid="0072d412" fo:background-color="transparent"/>
    </style:style>
    <style:style style:name="P6" style:family="paragraph" style:parent-style-name="ABNT_20_-_20_Capa">
      <style:text-properties officeooo:rsid="0072d412" officeooo:paragraph-rsid="0072d412"/>
    </style:style>
    <style:style style:name="P7" style:family="paragraph" style:parent-style-name="ABNT_20_-_20_Corpo_20_de_20_texto">
      <style:text-properties officeooo:rsid="0072d412" officeooo:paragraph-rsid="0072d412"/>
    </style:style>
    <style:style style:name="P8" style:family="paragraph" style:parent-style-name="ABNT_20_-_20_Corpo_20_de_20_texto">
      <style:paragraph-properties fo:margin-left="0cm" fo:margin-right="0cm" fo:text-indent="0cm" style:auto-text-indent="false"/>
      <style:text-properties officeooo:rsid="0072d412" officeooo:paragraph-rsid="0072d412"/>
    </style:style>
    <style:style style:name="P9" style:family="paragraph" style:parent-style-name="ABNT_20_-_20_Capa">
      <style:text-properties fo:font-weight="normal" officeooo:rsid="0072d412" officeooo:paragraph-rsid="0072d412" style:font-weight-asian="normal" style:font-weight-complex="normal"/>
    </style:style>
    <style:style style:name="P10" style:family="paragraph" style:parent-style-name="ABNT_20_-_20_Corpo_20_de_20_texto">
      <style:text-properties officeooo:paragraph-rsid="0072d412"/>
    </style:style>
    <style:style style:name="P11" style:family="paragraph" style:parent-style-name="ABNT_20_-_20_Corpo_20_de_20_texto">
      <style:text-properties officeooo:rsid="0073c018" officeooo:paragraph-rsid="0073c018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font-name="Arial3" officeooo:rsid="00778f90" officeooo:paragraph-rsid="00778f90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3" officeooo:rsid="00778f90" officeooo:paragraph-rsid="00778f90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style:font-name="Arial3" officeooo:rsid="007ac61a" officeooo:paragraph-rsid="007ac61a"/>
    </style:style>
    <style:style style:name="P15" style:family="paragraph" style:parent-style-name="ABNT_20_-_20_Corpo_20_de_20_texto">
      <style:paragraph-properties fo:margin-left="0cm" fo:margin-right="0cm" fo:text-indent="0cm" style:auto-text-indent="false"/>
      <style:text-properties style:font-name="Arial3" officeooo:rsid="0076e361" officeooo:paragraph-rsid="00757ac7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Arial3" officeooo:rsid="007b44ae" officeooo:paragraph-rsid="007b44ae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Arial3" officeooo:rsid="007db284" officeooo:paragraph-rsid="007db284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9f8ca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d7388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9f8ca" fo:background-color="transparen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style:font-name="Arial3" officeooo:rsid="008b4c7b" officeooo:paragraph-rsid="008b4c7b"/>
    </style:style>
    <style:style style:name="P2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3" officeooo:rsid="008b4c7b" officeooo:paragraph-rsid="008b4c7b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Arial3" officeooo:rsid="008ccba3" officeooo:paragraph-rsid="008ccba3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style:font-name="Arial3" officeooo:rsid="008d7388" officeooo:paragraph-rsid="008d7388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style:font-name="Arial3" officeooo:rsid="008f1dcd" officeooo:paragraph-rsid="008f1dcd"/>
    </style:style>
    <style:style style:name="P26" style:family="paragraph" style:parent-style-name="ABNT_20_-_20_Corpo_20_de_20_texto">
      <style:paragraph-properties fo:margin-left="0cm" fo:margin-right="0cm" fo:text-indent="0cm" style:auto-text-indent="false"/>
      <style:text-properties officeooo:rsid="0017ce6e"/>
    </style:style>
    <style:style style:name="P27" style:family="paragraph" style:parent-style-name="ABNT_20_-_20_Corpo_20_de_20_texto">
      <style:text-properties officeooo:paragraph-rsid="0018d7b1"/>
    </style:style>
    <style:style style:name="P28" style:family="paragraph" style:parent-style-name="ABNT_20_-_20_Corpo_20_de_20_texto">
      <style:text-properties officeooo:rsid="00740e59" officeooo:paragraph-rsid="00757ac7"/>
    </style:style>
    <style:style style:name="P29" style:family="paragraph" style:parent-style-name="ABNT_20_-_20_Corpo_20_de_20_texto">
      <style:text-properties style:font-name="Arial3" officeooo:rsid="00892041" officeooo:paragraph-rsid="00892041"/>
    </style:style>
    <style:style style:name="P30" style:family="paragraph" style:parent-style-name="ABNT_20_-_20_Título_20_1" style:master-page-name="Index">
      <style:paragraph-properties style:page-number="auto"/>
    </style:style>
    <style:style style:name="P31" style:family="paragraph" style:parent-style-name="ABNT_20_-_20_Título_20_2">
      <style:text-properties officeooo:rsid="0072d412" officeooo:paragraph-rsid="0072d412"/>
    </style:style>
    <style:style style:name="P32" style:family="paragraph" style:parent-style-name="ABNT_20_-_20_Título_20_3">
      <style:text-properties officeooo:rsid="0072d412" officeooo:paragraph-rsid="0072d412"/>
    </style:style>
    <style:style style:name="T1" style:family="text">
      <style:text-properties fo:text-transform="uppercase" fo:font-weight="bold" officeooo:rsid="00092f8c"/>
    </style:style>
    <style:style style:name="T2" style:family="text">
      <style:text-properties fo:text-transform="uppercase" fo:font-weight="bold" officeooo:rsid="0072d412" fo:background-color="transparent" loext:char-shading-value="0"/>
    </style:style>
    <style:style style:name="T3" style:family="text">
      <style:text-properties fo:text-transform="uppercase" fo:font-weight="bold" officeooo:rsid="0072d412"/>
    </style:style>
    <style:style style:name="T4" style:family="text">
      <style:text-properties fo:text-transform="uppercase" style:font-name="Arial" fo:font-weight="bold" officeooo:rsid="0072d412"/>
    </style:style>
    <style:style style:name="T5" style:family="text">
      <style:text-properties style:font-name="Arial"/>
    </style:style>
    <style:style style:name="T6" style:family="text">
      <style:text-properties officeooo:rsid="0072d412"/>
    </style:style>
    <style:style style:name="T7" style:family="text">
      <style:text-properties style:font-name="Arial3"/>
    </style:style>
    <style:style style:name="T8" style:family="text">
      <style:text-properties style:font-name="Arial3" officeooo:rsid="0072d412"/>
    </style:style>
    <style:style style:name="T9" style:family="text">
      <style:text-properties style:font-name="Arial3" officeooo:rsid="0073c018"/>
    </style:style>
    <style:style style:name="T10" style:family="text">
      <style:text-properties style:font-name="Arial3" officeooo:rsid="0076e361"/>
    </style:style>
    <style:style style:name="T11" style:family="text">
      <style:text-properties style:font-name="Arial3" officeooo:rsid="00892041"/>
    </style:style>
    <style:style style:name="T12" style:family="text">
      <style:text-properties style:font-name="Arial3" officeooo:rsid="0093a450"/>
    </style:style>
    <style:style style:name="T13" style:family="text">
      <style:text-properties officeooo:rsid="0073c018"/>
    </style:style>
    <style:style style:name="T14" style:family="text">
      <style:text-properties officeooo:rsid="008106e3"/>
    </style:style>
    <style:style style:name="T15" style:family="text">
      <style:text-properties officeooo:rsid="00892041"/>
    </style:style>
    <style:style style:name="T16" style:family="text">
      <style:text-properties officeooo:rsid="008ccba3"/>
    </style:style>
    <style:style style:name="T17" style:family="text">
      <style:text-properties officeooo:rsid="008d7388"/>
    </style:style>
    <style:style style:name="T18" style:family="text">
      <style:text-properties officeooo:rsid="008f1dcd"/>
    </style:style>
    <style:style style:name="T19" style:family="text">
      <style:text-properties officeooo:rsid="009101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Gráfico"/>
      </text:sequence-decls>
      <text:p text:style-name="P3">UNIVERSIDADE FEDERAL DA FRONTEIRA SUL</text:p>
      <text:p text:style-name="P3">CAMPUS <text:span text:style-name="T6">Chapec</text:span><text:span text:style-name="T3">ó</text:span></text:p>
      <text:p text:style-name="P3"><text:span text:style-name="T1">CURSO DE </text:span><text:span text:style-name="T2">Ciência da computação</text:span>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4">Andrei carlesso camilotto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6">trabalho integrador</text:p>
      <text:p text:style-name="P9">Coleta de requisitos</text:p>
      <text:p text:style-name="ABNT_20_-_20_Capa"/>
      <text:p text:style-name="P2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5">chapecó</text:p>
      <text:p text:style-name="ABNT_20_-_20_Capa"><text:span text:style-name="T5">202</text:span><text:span text:style-name="T4">3</text:span></text:p>
      <text:h text:style-name="P30" text:outline-level="1"><text:bookmark-start text:name="__RefHeading___Toc1328_2677765617"/>introdução<text:bookmark-end text:name="__RefHeading___Toc1328_2677765617"/></text:h>
      <text:p text:style-name="P7">O trabalho integrador se trata da uni<text:span text:style-name="T7">ão dos trabalhos finais de três disciplinas do quarto semestre grade de ciência da computação da Universidade Federal da Fronteira Sul (UFFS). O trabalho contempla as disciplinas de Banco de Dados I, Programação II e Engenharia de Software I.</text:span></text:p>
      <text:h text:style-name="P31" text:outline-level="2"><text:bookmark-start text:name="__RefHeading___Toc1330_2677765617"/>das disciplinas:<text:bookmark-end text:name="__RefHeading___Toc1330_2677765617"/></text:h>
      <text:p text:style-name="P7">Sendo cada disciplina respons<text:span text:style-name="T7">ável por:</text:span></text:p>
      <text:h text:style-name="P32" text:outline-level="3"><text:bookmark-start text:name="__RefHeading___Toc1332_2677765617"/>Engenharia de Software I:<text:bookmark-end text:name="__RefHeading___Toc1332_2677765617"/></text:h>
      <text:p text:style-name="P7">Coleta, manutenç<text:span text:style-name="T7">ão e realização de testes de requisitos para o sistema, com base em entrevistas reais realizadas com empresas que se disponibilizaram a contribuir com a realização do trabalho para fins acadêmicos.</text:span></text:p>
      <text:p text:style-name="P8"/>
      <text:h text:style-name="ABNT_20_-_20_Título_20_3" text:outline-level="3">Banco de dados I:</text:h>
      <text:p text:style-name="P7">Projeto, gerenciamento e utilizaç<text:span text:style-name="T7">ão </text:span>do banco de dados necess<text:span text:style-name="T7">ário para a aplicação.</text:span></text:p>
      <text:p text:style-name="P7"/>
      <text:h text:style-name="ABNT_20_-_20_Título_20_3" text:outline-level="3">Programaç<text:span text:style-name="T7">ão II:</text:span></text:h>
      <text:p text:style-name="P10"><text:span text:style-name="T6">Construç</text:span><text:span text:style-name="T8">ão, aplicação e hospedagem do front e back end da aplicação.</text:span></text:p>
      <text:h text:style-name="ABNT_20_-_20_Título_20_1" text:outline-level="1">Coleta de requisitos:</text:h>
      <text:p text:style-name="P7">Nessa etapa inicial estou realizando a elicitaç<text:span text:style-name="T7">ão e </text:span><text:span text:style-name="T9">especificação dos requisitos do sistema em questão.</text:span></text:p>
      <text:h text:style-name="ABNT_20_-_20_Título_20_2" text:outline-level="2">Informações da empresa:</text:h>
      <text:h text:style-name="ABNT_20_-_20_Título_20_3" text:outline-level="3">Nome <text:span text:style-name="T13">da empresa</text:span></text:h>
      <text:p text:style-name="P29">A empresa escolhida é Padaria Nova, atuando em Santo Angelo, Rio Grande do Sul.</text:p>
      <text:h text:style-name="ABNT_20_-_20_Título_20_3" text:outline-level="3">Nome dos entrevistados</text:h>
      <text:p text:style-name="P11">A entrevista foi realizad<text:span text:style-name="T15">a com</text:span><text:span text:style-name="T7"> Andre Frey, </text:span><text:span text:style-name="T11">membro da família dona do estabelecimento, </text:span><text:span text:style-name="T12">por se tratar de uma empresa familiar de pequeno porte, os cargos e funções de cada trabalhador não são bem definidas, e, por tanto, não é possível especificar o cargo do entrevistado.</text:span></text:p>
      <text:h text:style-name="ABNT_20_-_20_Título_20_3" text:outline-level="3">Atuaç<text:span text:style-name="T7">ão da empresa</text:span></text:h>
      <text:p text:style-name="P29">A padaria atua na área alimentícia produzindo uma variedade de produtos de panificação, além de doces e outros alimentos.</text:p>
      <text:h text:style-name="ABNT_20_-_20_Título_20_3" text:outline-level="3">Problemas encontrados</text:h>
      <text:p text:style-name="P29">A ausência de um sistema de controle de estoque dificulta a manutenção dos ingredientes necessários e o custo de produção de receitas, além de dificultar o gerenciamento de bens da empresa.</text:p>
      <text:h text:style-name="ABNT_20_-_20_Título_20_3" text:outline-level="3"><text:soft-page-break/>Necessidades</text:h>
      <text:p text:style-name="P28"><text:span text:style-name="T10">É </text:span><text:span text:style-name="T11">necessário um sistema que realize um controle financeiro e de estoque da empresa.</text:span></text:p>
      <text:p text:style-name="P15"/>
      <text:h text:style-name="ABNT_20_-_20_Título_20_2" text:outline-level="2"><text:span text:style-name="T10">R</text:span><text:span text:style-name="T7">equisitos Funcionai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3">REQUISITO</text:p>
            <text:p text:style-name="P13">FUNCIONAL</text:p>
          </table:table-cell>
          <table:table-cell table:style-name="Table1.A1" office:value-type="string">
            <text:p text:style-name="P13">USUÁRIO</text:p>
          </table:table-cell>
          <table:table-cell table:style-name="Table1.D1" office:value-type="string">
            <text:p text:style-name="P13">DESCRIÇÃO DO REQUISITO FUNCIONAL</text:p>
          </table:table-cell>
        </table:table-row>
        <table:table-row>
          <table:table-cell table:style-name="Table1.A2" office:value-type="string">
            <text:p text:style-name="P22">RF<text:span text:style-name="T19">01</text:span></text:p>
          </table:table-cell>
          <table:table-cell table:style-name="Table1.A2" office:value-type="string">
            <text:p text:style-name="P22">Efetuar login</text:p>
          </table:table-cell>
          <table:table-cell table:style-name="Table1.A2" office:value-type="string">
            <text:p text:style-name="P22">Administrador, funcionário</text:p>
          </table:table-cell>
          <table:table-cell table:style-name="Table1.D2" office:value-type="string">
            <text:p text:style-name="P22">Cada usuário deve efetuar login <text:span text:style-name="T16">no sistema para utilizá-lo.</text:span></text:p>
          </table:table-cell>
        </table:table-row>
        <table:table-row>
          <table:table-cell table:style-name="Table1.A2" office:value-type="string">
            <text:p text:style-name="P12">RF0<text:span text:style-name="T19">2</text:span></text:p>
          </table:table-cell>
          <table:table-cell table:style-name="Table1.A2" office:value-type="string">
            <text:p text:style-name="P12">Realizar cadastro de <text:span text:style-name="T15">funcionários.</text:span></text:p>
          </table:table-cell>
          <table:table-cell table:style-name="Table1.A2" office:value-type="string">
            <text:p text:style-name="P12">Administrador</text:p>
          </table:table-cell>
          <table:table-cell table:style-name="Table1.D2" office:value-type="string">
            <text:p text:style-name="P18">O funcionário possuirá: Nome de usuário, senha, nome pessoal e RG.</text:p>
            <text:p text:style-name="P18">Ele terá acesso ao cadastro de matéria-prima no estoque e visualizar os alertas emitidos pelo sistema.</text:p>
          </table:table-cell>
        </table:table-row>
        <table:table-row>
          <table:table-cell table:style-name="Table1.A2" office:value-type="string">
            <text:p text:style-name="P12">RF0<text:span text:style-name="T19">3</text:span></text:p>
          </table:table-cell>
          <table:table-cell table:style-name="Table1.A2" office:value-type="string">
            <text:p text:style-name="P18">Realizar cadastro de administrador.</text:p>
          </table:table-cell>
          <table:table-cell table:style-name="Table1.A2" office:value-type="string">
            <text:p text:style-name="P18">Administrador</text:p>
          </table:table-cell>
          <table:table-cell table:style-name="Table1.D2" office:value-type="string">
            <text:p text:style-name="P20">Um administrador terá as mesmas caracterísitcas de um funcionário. Porém, será o único com acesso de cadastro de receitas diárias, gerar relatórios e gerenci<text:span text:style-name="T18">ame</text:span>nto de funcionários.</text:p>
          </table:table-cell>
        </table:table-row>
        <table:table-row>
          <table:table-cell table:style-name="Table1.A2" office:value-type="string">
            <text:p text:style-name="P16">RF<text:span text:style-name="T14">0</text:span><text:span text:style-name="T19">4</text:span></text:p>
          </table:table-cell>
          <table:table-cell table:style-name="Table1.A2" office:value-type="string">
            <text:p text:style-name="P18">Realizar cadastro de matéria-prima <text:span text:style-name="T18">(bens)</text:span> no estoque.</text:p>
          </table:table-cell>
          <table:table-cell table:style-name="Table1.A2" office:value-type="string">
            <text:p text:style-name="P18">Funcionário</text:p>
          </table:table-cell>
          <table:table-cell table:style-name="Table1.D2" office:value-type="string">
            <text:p text:style-name="P19">Um funcionário deve ser capaz de cadastrar manualmente a entrada e saída de bens no estoque, além de poder fazer a inserção automaticamente por meio da leitura de notas fiscais eletrônicas (XML).</text:p>
            <text:p text:style-name="P19">Ao remover um <text:span text:style-name="T18">bem</text:span> do estoque, será removido o registro mais antigo, <text:span text:style-name="T17">seguindo o s</text:span>istema PEPS.</text:p>
            <text:p text:style-name="P19"><text:span text:style-name="T16">Um bem deve conter: ID, quantidade, </text:span><text:span text:style-name="T17">quantidade de segurança (quantidade mínima para que o sistema identifique uma falta de estoque)</text:span><text:span text:style-name="T16">, data de validade, nome do </text:span><text:span text:style-name="T18">bem</text:span><text:span text:style-name="T16">, marca, preço, data e horário de entrada e funcionário que o cadastrou.</text:span></text:p>
          </table:table-cell>
        </table:table-row>
        <table:table-row>
          <table:table-cell table:style-name="Table1.A2" office:value-type="string">
            <text:p text:style-name="P17">RF<text:span text:style-name="T14">0</text:span><text:span text:style-name="T19">5</text:span></text:p>
          </table:table-cell>
          <table:table-cell table:style-name="Table1.A2" office:value-type="string">
            <text:p text:style-name="P18">Realizar cadastro de receita diária.</text:p>
          </table:table-cell>
          <table:table-cell table:style-name="Table1.A2" office:value-type="string">
            <text:p text:style-name="P18">Adminstrador</text:p>
          </table:table-cell>
          <table:table-cell table:style-name="Table1.D2" office:value-type="string">
            <text:p text:style-name="P18">Ao fim do dia, um administrador deve cadastrar a receita gerada <text:soft-page-break/>naquele dia no sistema. Em caso de não inserção, um alerta deve ser em<text:span text:style-name="T18">i</text:span>tido aos <text:span text:style-name="T16">administradores</text:span> do sistema nos dias subsequentes, <text:span text:style-name="T17">e seja oferecida a opção de cadastro atrasado de receita, o registro diário daquele dia deve ser atualizado, mas uma notificação de atraso deve ser incluida.</text:span></text:p>
          </table:table-cell>
        </table:table-row>
        <table:table-row>
          <table:table-cell table:style-name="Table1.A2" office:value-type="string">
            <text:p text:style-name="P16">RF<text:span text:style-name="T14">0</text:span><text:span text:style-name="T19">6</text:span></text:p>
          </table:table-cell>
          <table:table-cell table:style-name="Table1.A2" office:value-type="string">
            <text:p text:style-name="P21">Salvar registros diários</text:p>
          </table:table-cell>
          <table:table-cell table:style-name="Table1.A2" office:value-type="string">
            <text:p text:style-name="P21">Sistema</text:p>
          </table:table-cell>
          <table:table-cell table:style-name="Table1.D2" office:value-type="string">
            <text:p text:style-name="P21">Ao <text:span text:style-name="T18">f</text:span><text:span text:style-name="T16">im do dia</text:span>, <text:span text:style-name="T18">dois registros diários devem ser cadastrados automaticamente</text:span>. Um para o financeiro, que deve conter: Receita do dia <text:span text:style-name="T16">(cadastrada pelo administrador),</text:span> custos do dia <text:span text:style-name="T16">(o custo é calculado com o valor dos bens que saíram do estoque)</text:span>, lucro diário, valor dos bens <text:span text:style-name="T16">em estoque</text:span> <text:span text:style-name="T16">no início do dia</text:span>, valor dos bens <text:span text:style-name="T16">em estoque</text:span> <text:span text:style-name="T16">no fim do dia</text:span>. <text:span text:style-name="T17">Além disso, caso o cadastro da receita seja realizado com atraso, deve-se incluir um parametro extra contendo a data.</text:span></text:p>
            <text:p text:style-name="P21">E um para o estoque <text:span text:style-name="T16">contendo o r</text:span>egistro de todos os <text:span text:style-name="T16">bens</text:span> que entraram e saíram <text:span text:style-name="T18">e suas informações.</text:span></text:p>
          </table:table-cell>
        </table:table-row>
        <table:table-row>
          <table:table-cell table:style-name="Table1.A2" office:value-type="string">
            <text:p text:style-name="P12">RF0<text:span text:style-name="T19">7</text:span></text:p>
          </table:table-cell>
          <table:table-cell table:style-name="Table1.A2" office:value-type="string">
            <text:p text:style-name="P23">Realizar cadastro de receitas</text:p>
          </table:table-cell>
          <table:table-cell table:style-name="Table1.A2" office:value-type="string">
            <text:p text:style-name="P23">Funcionário</text:p>
          </table:table-cell>
          <table:table-cell table:style-name="Table1.D2" office:value-type="string">
            <text:p text:style-name="P23">Uma receita deve conter uma lista de ingredientes e a quantidade necessária para a porção, além de uma descrição de preparo. O custo de produção da receita deve ser calculado e atualizado conforme o valor da matéria-prima em estoque.</text:p>
          </table:table-cell>
        </table:table-row>
        <table:table-row>
          <table:table-cell table:style-name="Table1.A2" office:value-type="string">
            <text:p text:style-name="P14">RF<text:span text:style-name="T14">0</text:span><text:span text:style-name="T19">8</text:span></text:p>
          </table:table-cell>
          <table:table-cell table:style-name="Table1.A2" office:value-type="string">
            <text:p text:style-name="P24">Emitir alertas</text:p>
          </table:table-cell>
          <table:table-cell table:style-name="Table1.A2" office:value-type="string">
            <text:p text:style-name="P24">Sistema</text:p>
          </table:table-cell>
          <table:table-cell table:style-name="Table1.D2" office:value-type="string">
            <text:p text:style-name="P24">Um funcionário deve receber alertas nas seguintes situações: Baixa quantidade total de um determi<text:span text:style-name="T18">n</text:span>ado <text:span text:style-name="T18">bem</text:span> <text:span text:style-name="T18">em</text:span> estoque <text:span text:style-name="T18">ou</text:span> algum <text:span text:style-name="T19">bem</text:span> próximo de expirar. Além desses, um administrador receberá um alerta caso a receita diária não tenha sido cadastrada em algum dia.</text:p>
          </table:table-cell>
        </table:table-row>
        <table:table-row>
          <table:table-cell table:style-name="Table1.A2" office:value-type="string">
            <text:p text:style-name="P14">RF<text:span text:style-name="T14">0</text:span><text:span text:style-name="T19">9</text:span></text:p>
          </table:table-cell>
          <table:table-cell table:style-name="Table1.A2" office:value-type="string">
            <text:p text:style-name="P25">Gerar relatórios</text:p>
          </table:table-cell>
          <table:table-cell table:style-name="Table1.A2" office:value-type="string">
            <text:p text:style-name="P25">Administrador</text:p>
          </table:table-cell>
          <table:table-cell table:style-name="Table1.D2" office:value-type="string">
            <text:p text:style-name="P25">Um administrador deve ser capaz de gerar relatórios com base nos registros diários. Os relatórios incluem: Relatórios de lucro, custos, <text:soft-page-break/>receitas, bens em estoque, duração prevista dos bens, bens mais e menos utilizados, preço histórico de um bem e valor dos bens.</text:p>
          </table:table-cell>
        </table:table-row>
      </table:table>
      <text:p text:style-name="P26"/>
      <text:h text:style-name="ABNT_20_-_20_Título_20_1" text:outline-level="1"><text:bookmark-start text:name="__RefHeading___Toc1949_2677765617"/>Considerações finais<text:bookmark-end text:name="__RefHeading___Toc1949_2677765617"/></text:h>
      <text:p text:style-name="P27">Com isso, os requisitos funcionais requisitados no trabalho foram coletados e especific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999cm" fo:margin-right="0cm" fo:line-height="100%" fo:text-align="justify" style:justify-single-word="false" fo:orphans="2" fo:widows="2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BNT_20_-_20_Corpo_20_de_20_texto" style:display-name="ABNT - Corpo de texto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Arial3" fo:font-family="Arial" style:font-style-name="Normal" style:font-family-generic="swiss" style:font-pitch="variable" officeooo:rsid="0000023a"/>
    </style:style>
    <style:style style:name="ABNT_20_-_20_Título_20_1" style:display-name="ABNT - Título 1" style:family="paragraph" style:parent-style-name="ABNT_20_-_20_Corpo_20_de_20_texto" style:next-style-name="ABNT_20_-_20_Corpo_20_de_20_texto" style:default-outline-level="1" style:master-page-name="">
      <style:paragraph-properties fo:margin-left="0cm" fo:margin-right="0cm" fo:margin-top="0cm" fo:margin-bottom="0.9cm" style:contextual-spacing="false" fo:line-height="150%" fo:text-align="start" style:justify-single-word="false" style:register-true="false" fo:text-indent="0cm" style:auto-text-indent="false" style:page-number="auto" fo:break-before="page" fo:keep-with-next="always" style:vertical-align="baseline">
        <style:tab-stops/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Título_20_2" style:display-name="ABNT - Título 2" style:family="paragraph" style:parent-style-name="ABNT_20_-_20_Corpo_20_de_20_texto" style:next-style-name="ABNT_20_-_20_Corpo_20_de_20_texto" style:default-outline-level="2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text-transform="uppercase" style:font-name="Arial3" fo:font-family="Arial" style:font-style-name="Normal" style:font-family-generic="swiss" style:font-pitch="variable"/>
    </style:style>
    <style:style style:name="ABNT_20_-_20_Título_20_3" style:display-name="ABNT - Título 3" style:family="paragraph" style:parent-style-name="ABNT_20_-_20_Corpo_20_de_20_texto" style:next-style-name="ABNT_20_-_20_Corpo_20_de_20_texto" style:default-outline-level="3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font-weight="bold" officeooo:rsid="0001a177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officeooo:rsid="000283c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Título_20_5" style:display-name="ABNT - Título 5" style:family="paragraph" style:parent-style-name="ABNT_20_-_20_Corpo_20_de_20_texto" style:next-style-name="ABNT_20_-_20_Corpo_20_de_20_texto" style:default-outline-level="5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font-style="italic" officeooo:rsid="000283c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ABNT_20_-_20_Capa" style:display-name="ABNT - Capa" style:family="paragraph" style:parent-style-name="ABNT_20_-_20_Corpo_20_de_20_texto">
      <style:paragraph-properties fo:margin-left="0cm" fo:margin-right="0cm" fo:text-align="center" style:justify-single-word="false" fo:text-indent="0cm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Natureza_20_do_20_trabalho" style:display-name="ABNT - Natureza do trabalho" style:family="paragraph" style:parent-style-name="Standard">
      <style:paragraph-properties fo:margin-left="7.999cm" fo:margin-right="0cm" fo:line-height="100%" fo:text-align="justify" style:justify-single-word="false" fo:text-indent="0cm" style:auto-text-indent="false"/>
      <style:text-properties style:font-name="Arial3" fo:font-family="Arial" style:font-style-name="Normal" style:font-family-generic="swiss" style:font-pitch="variable" fo:font-size="10pt" fo:font-weight="normal" officeooo:rsid="00147501" style:font-weight-asian="bold" style:font-weight-complex="bold"/>
    </style:style>
    <style:style style:name="ABNT_20_-_20_Folha_20_de_20_aprovação" style:display-name="ABNT - Folha de aprovação" style:family="paragraph" style:parent-style-name="ABNT_20_-_20_Capa">
      <style:text-properties fo:font-variant="normal" fo:text-transform="none" fo:font-weight="normal" officeooo:rsid="00092f8c"/>
    </style:style>
    <style:style style:name="ABNT_20_-_20_Dedicatória" style:display-name="ABNT - Dedicatória" style:family="paragraph" style:parent-style-name="Standard" style:next-style-name="ABNT_20_-_20_Corpo_20_de_20_texto" style:master-page-name="">
      <style:paragraph-properties fo:margin-left="7.999cm" fo:margin-right="0cm" fo:line-height="150%" fo:text-align="justify" style:justify-single-word="false" fo:text-indent="0cm" style:auto-text-indent="false" style:page-number="auto"/>
      <style:text-properties style:font-name="Times New Roman3" fo:font-family="'Times New Roman'" style:font-style-name="Normal" style:font-family-generic="roman" style:font-pitch="variable" fo:font-weight="normal" officeooo:rsid="00147501" style:font-weight-asian="bold" style:font-weight-complex="bold"/>
    </style:style>
    <style:style style:name="ABNT_20_-_20_Títulos_20_centralizados" style:display-name="ABNT - Títulos centralizados" style:family="paragraph" style:parent-style-name="ABNT_20_-_20_Corpo_20_de_20_texto" style:next-style-name="ABNT_20_-_20_Corpo_20_de_20_texto">
      <style:paragraph-properties fo:margin-left="0cm" fo:margin-right="0cm" fo:margin-top="0cm" fo:margin-bottom="0.9cm" style:contextual-spacing="false" fo:text-align="center" style:justify-single-word="false" fo:text-indent="0cm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Texto_20_normal_20_do_20_trabalho" style:display-name="Texto normal do trabalho" style:family="paragraph" style:master-page-name="">
      <style:paragraph-properties fo:margin-left="0cm" fo:margin-right="0cm" fo:line-height="150%" fo:text-align="justify" style:justify-single-word="false" fo:text-indent="1.251cm" style:auto-text-indent="false" style:page-number="auto">
        <style:tab-stops/>
      </style:paragraph-properties>
      <style:text-properties fo:font-weight="normal" officeooo:rsid="00147501" style:font-weight-asian="bold" style:font-weight-complex="bold"/>
    </style:style>
    <style:style style:name="ABNT_20_-_20_Resumo" style:display-name="ABNT - Resumo" style:family="paragraph" style:parent-style-name="ABNT_20_-_20_Corpo_20_de_20_texto" style:master-page-name="">
      <style:paragraph-properties fo:margin-left="0cm" fo:margin-right="0cm" fo:text-indent="0cm" style:auto-text-indent="false" style:page-number="auto"/>
    </style:style>
    <style:style style:name="ABNT_20_-_20_Citação_20_direta_20_longa" style:display-name="ABNT - Citação direta longa" style:family="paragraph" style:parent-style-name="ABNT_20_-_20_Corpo_20_de_20_texto" style:next-style-name="ABNT_20_-_20_Corpo_20_de_20_texto">
      <style:paragraph-properties fo:margin-left="4.001cm" fo:margin-right="0cm" fo:margin-top="1cm" fo:margin-bottom="1cm" style:contextual-spacing="false" fo:line-height="100%" fo:text-indent="0cm" style:auto-text-indent="false"/>
      <style:text-properties style:font-name="Arial3" fo:font-family="Arial" style:font-style-name="Normal" style:font-family-generic="swiss" style:font-pitch="variable" fo:font-size="10pt" officeooo:rsid="000efded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Citação_20_direta_20_longa" style:display-name="Citação direta longa" style:family="paragraph" style:parent-style-name="Text" style:default-outline-level="">
      <style:paragraph-properties fo:margin-left="4.001cm" fo:margin-right="0cm" fo:margin-top="0.212cm" fo:margin-bottom="0.212cm" style:contextual-spacing="false" fo:line-height="100%" fo:text-align="justify" style:justify-single-word="false" fo:text-indent="0cm" style:auto-text-indent="false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Caption" style:class="extra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Arial3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.002cm" style:type="right" style:leader-style="dotted" style:leader-text="."/>
        </style:tab-stops>
      </style:paragraph-properties>
      <style:text-properties style:font-name="Arial2" fo:font-family="Arial" style:font-style-name="Negrito" style:font-family-generic="swiss" style:font-pitch="variable" fo:font-weight="bold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Arial1" fo:font-family="Arial" style:font-style-name="Itálico" style:font-family-generic="swiss" style:font-pitch="variable" fo:font-style="italic"/>
    </style:style>
    <style:style style:name="ABNT_20_-_20_Fonte_20_ilustrações" style:display-name="ABNT - Fonte ilustrações" style:family="paragraph" style:parent-style-name="ABNT_20_-_20_Corpo_20_de_20_texto" style:next-style-name="ABNT_20_-_20_Corpo_20_de_20_texto" style:master-page-name="">
      <style:paragraph-properties fo:margin-left="0cm" fo:margin-right="0cm" fo:line-height="100%" fo:text-align="center" style:justify-single-word="false" fo:text-indent="0cm" style:auto-text-indent="false" style:page-number="auto"/>
      <style:text-properties fo:font-size="10pt" officeooo:rsid="00159cc5"/>
    </style:style>
    <style:style style:name="ABNT_20_-_20_Fontes_20_ilustrações" style:display-name="ABNT - Fontes ilustrações" style:family="paragraph" style:next-style-name="ABNT_20_-_20_Corpo_20_de_20_texto" style:master-page-name="">
      <style:paragraph-properties fo:margin-top="0.101cm" fo:margin-bottom="0cm" style:contextual-spacing="false" fo:text-align="center" style:justify-single-word="false" style:page-number="auto"/>
      <style:text-properties style:font-name="Arial3" fo:font-family="Arial" style:font-style-name="Normal" style:font-family-generic="swiss" style:font-pitch="variable" fo:font-size="10pt" officeooo:rsid="0017ce6e"/>
    </style:style>
    <style:style style:name="ABNT_20_-_20_Título_20_6" style:display-name="ABNT - Título 6" style:family="paragraph" style:parent-style-name="ABNT_20_-_20_Corpo_20_de_20_texto" style:next-style-name="ABNT_20_-_20_Corpo_20_de_20_texto" style:default-outline-level="6" style:master-page-name="">
      <style:paragraph-properties fo:margin-left="0cm" fo:margin-right="0cm" fo:margin-top="0cm" fo:margin-bottom="0.9cm" style:contextual-spacing="false" fo:text-align="center" style:justify-single-word="false" fo:text-indent="0cm" style:auto-text-indent="false" style:page-number="auto" fo:break-before="page"/>
      <style:text-properties fo:font-variant="normal" fo:text-transform="none" fo:font-weight="bold" officeooo:rsid="0017ec26"/>
    </style:style>
    <style:style style:name="Referências" style:family="paragraph" style:parent-style-name="Standard" style:default-outline-level="">
      <style:paragraph-properties fo:margin-top="0cm" fo:margin-bottom="0cm" style:contextual-spacing="false" fo:line-height="100%"/>
      <style:text-properties style:font-name="Times" fo:font-family="Times" style:font-family-generic="roman" style:font-pitch="variable" fo:font-size="12pt" style:font-size-asian="12pt"/>
    </style:style>
    <style:style style:name="ABNT_20_-_20_Referências" style:display-name="ABNT - Referências" style:family="paragraph" style:parent-style-name="ABNT_20_-_20_Corpo_20_de_20_texto" style:master-page-name="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style:page-number="auto"/>
      <style:text-properties officeooo:rsid="0017ec26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fo:font-variant="normal" fo:text-transform="none" style:font-name="Arial2" fo:font-family="Arial" style:font-style-name="Negrito" style:font-family-generic="swiss" style:font-pitch="variable" fo:font-weight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ABNT_20_-_20_Corpo_20_de_20_texto" style:class="extra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fo:font-size="12pt" officeooo:rsid="001d8c85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_20_-_20_Fontes_20_tabelas" style:display-name="ABNT - Fontes tabelas" style:family="paragraph" style:parent-style-name="ABNT_20_-_20_Corpo_20_de_20_texto">
      <style:paragraph-properties fo:margin-left="0cm" fo:margin-right="0cm" fo:margin-top="0.101cm" fo:margin-bottom="0cm" style:contextual-spacing="false" fo:text-indent="0cm" style:auto-text-indent="false"/>
      <style:text-properties fo:font-size="10pt" officeooo:rsid="001dc3bf"/>
    </style:style>
    <style:style style:name="Quadr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style:font-name="Arial3" fo:font-family="Arial" style:font-style-name="Normal" style:font-family-generic="swiss" style:font-pitch="variable" fo:font-style="normal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Gráfico" style:family="paragraph" style:parent-style-name="Caption" style:master-page-name="">
      <style:paragraph-properties fo:margin-left="0cm" fo:margin-right="0cm" fo:margin-top="0cm" fo:margin-bottom="0.199cm" style:contextual-spacing="false" fo:line-height="100%" fo:text-align="center" style:justify-single-word="false" fo:text-indent="0cm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ABNT_20_-_20_Folha_20_de_20_aprovação_20_-_20_Banca" style:display-name="ABNT - Folha de aprovação - Banca" style:family="paragraph" style:parent-style-name="ABNT_20_-_20_Folha_20_de_20_aprovação">
      <style:paragraph-properties fo:line-height="100%"/>
    </style:style>
    <style:style style:name="ABNT_20_-_20_Epígrafe_20_citação_20_longa" style:display-name="ABNT - Epígrafe citação longa" style:family="paragraph" style:parent-style-name="ABNT_20_-_20_Dedicatória" style:next-style-name="ABNT_20_-_20_Corpo_20_de_20_texto" style:master-page-name="">
      <style:paragraph-properties fo:margin-left="4.001cm" fo:margin-right="0cm" fo:line-height="100%" fo:text-indent="0cm" style:auto-text-indent="false" style:page-number="auto"/>
      <style:text-properties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ABNT_20_-_20_Lista_20_de_20_abreviaturas" style:display-name="ABNT - Lista de abreviaturas" style:family="paragraph" style:parent-style-name="ABNT_20_-_20_Corpo_20_de_20_texto">
      <style:paragraph-properties fo:margin-left="0cm" fo:margin-right="0cm" fo:text-align="start" style:justify-single-word="false" fo:text-indent="0cm" style:auto-text-indent="false"/>
    </style:style>
    <style:style style:name="Folha_20_de_20_rosto_20_-_20_Natureza_20_do_20_trabalho" style:display-name="Folha de rosto - Natureza do trabalho" style:family="text">
      <style:text-properties style:font-name="Times New Roman2" fo:font-family="'Times New Roman'" style:font-style-name="Negrito" style:font-family-generic="roman" style:font-pitch="variable" fo:font-size="10pt" fo:font-weight="normal" officeooo:rsid="001513ad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Orientador" style:display-name="Folha de rosto - Orientador" style:family="text">
      <style:text-properties style:font-name="Times New Roman2" fo:font-family="'Times New Roman'" style:font-style-name="Negrito" style:font-family-generic="roman" style:font-pitch="variable" fo:font-weight="normal" officeooo:rsid="00147501" style:font-weight-asian="normal" style:font-weight-complex="normal"/>
    </style:style>
    <style:style style:name="Numbering_20_Symbols" style:display-name="Numbering Symbols" style:family="text"/>
    <style:style style:name="Dedicatória_20_e_20_epígrafe" style:display-name="Dedicatória e epígrafe" style:family="text">
      <style:text-properties style:font-name="Times New Roman2" fo:font-family="'Times New Roman'" style:font-style-name="Negrito" style:font-family-generic="roman" style:font-pitch="variable" fo:font-weight="normal" officeooo:rsid="0019af48" style:font-weight-asian="normal" style:font-weight-complex="normal"/>
    </style:style>
    <style:style style:name="Texto_20_normal_20_do_20_trabalho" style:display-name="Texto normal do trabalho" style:family="text">
      <style:text-properties style:font-name="Times New Roman2" fo:font-family="'Times New Roman'" style:font-style-name="Negrito" style:font-family-generic="roman" style:font-pitch="variable" fo:font-weight="normal" officeooo:rsid="0019eff7" style:font-weight-asian="normal" style:font-weight-complex="normal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BNT_20_-_20_Título_20_ilustrações" style:display-name="ABNT - Título ilustrações" style:family="text">
      <style:text-properties style:font-name="Times New Roman3" fo:font-family="'Times New Roman'" style:font-style-name="Normal" style:font-family-generic="roman" style:font-pitch="variable" officeooo:rsid="00193578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10:13:14.639000000</meta:creation-date>
    <meta:editing-duration>PT44M32S</meta:editing-duration>
    <meta:editing-cycles>14</meta:editing-cycles>
    <meta:generator>LibreOffice/7.3.7.2$Linux_X86_64 LibreOffice_project/30$Build-2</meta:generator>
    <dc:date>2023-09-11T21:52:23.697497211</dc:date>
    <meta:document-statistic meta:table-count="1" meta:image-count="0" meta:object-count="0" meta:page-count="7" meta:paragraph-count="80" meta:word-count="813" meta:character-count="5137" meta:non-whitespace-character-count="4418"/>
  </office:meta>
</office:document-meta>
</file>